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adornments="Kursywa" style:font-family-generic="roman" style:font-pitch="variable"/>
    <style:font-face style:name="Ubuntu Mono" svg:font-family="'Ubuntu Mono'" style:font-adornments="Regularna" style:font-pitch="fixed"/>
  </office:font-face-decls>
  <office:automatic-styles>
    <style:style style:name="Tabela1" style:family="table">
      <style:table-properties style:width="15.178cm" table:align="left"/>
    </style:style>
    <style:style style:name="Tabela1.A" style:family="table-column">
      <style:table-column-properties style:column-width="4.041cm"/>
    </style:style>
    <style:style style:name="Tabela1.B" style:family="table-column">
      <style:table-column-properties style:column-width="5.569cm"/>
    </style:style>
    <style:style style:name="Tabela1.A1" style:family="table-cell">
      <style:table-cell-properties style:vertical-align="middle" fo:padding="0.176cm" fo:border="1pt solid #000000"/>
    </style:style>
    <style:style style:name="Tabela1.B2" style:family="table-cell">
      <style:table-cell-properties style:vertical-align="middle" fo:padding="0.176cm" fo:border-left="1pt solid #000000" fo:border-right="none" fo:border-top="1pt solid #000000" fo:border-bottom="1pt solid #000000"/>
    </style:style>
    <style:style style:name="Tabela1.4" style:family="table-row">
      <style:table-row-properties style:min-row-height="2.29cm"/>
    </style:style>
    <style:style style:name="Tabela2" style:family="table">
      <style:table-properties style:width="17cm" table:align="margins"/>
    </style:style>
    <style:style style:name="Tabela2.A" style:family="table-column">
      <style:table-column-properties style:column-width="2.602cm" style:rel-column-width="1475*"/>
    </style:style>
    <style:style style:name="Tabela2.B" style:family="table-column">
      <style:table-column-properties style:column-width="2.252cm" style:rel-column-width="1277*"/>
    </style:style>
    <style:style style:name="Tabela2.C" style:family="table-column">
      <style:table-column-properties style:column-width="2.752cm" style:rel-column-width="1560*"/>
    </style:style>
    <style:style style:name="Tabela2.E" style:family="table-column">
      <style:table-column-properties style:column-width="3.087cm" style:rel-column-width="1750*"/>
    </style:style>
    <style:style style:name="Tabela2.F" style:family="table-column">
      <style:table-column-properties style:column-width="3.706cm" style:rel-column-width="2101*"/>
    </style:style>
    <style:style style:name="Tabela2.1" style:family="table-row">
      <style:table-row-properties style:min-row-height="0.905cm"/>
    </style:style>
    <style:style style:name="Tabela2.A1" style:family="table-cell">
      <style:table-cell-properties style:vertical-align="middle" fo:padding="0cm" fo:border="none" style:writing-mode="page"/>
    </style:style>
    <style:style style:name="Tabela2.3" style:family="table-row">
      <style:table-row-properties style:min-row-height="0.91cm"/>
    </style:style>
    <style:style style:name="P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4pt" fo:font-style="normal" style:text-underline-style="none" fo:font-weight="bold" officeooo:paragraph-rsid="000c44f4" style:text-blinking="false" fo:background-color="transparent"/>
    </style:style>
    <style:style style:name="P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4pt" fo:font-style="normal" style:text-underline-style="none" fo:font-weight="bold" officeooo:rsid="000c44f4" officeooo:paragraph-rsid="000c44f4" style:text-blinking="false" fo:background-color="transparent" style:font-size-asian="12.25pt" style:font-weight-asian="bold" style:font-size-complex="14pt" style:font-weight-complex="bold"/>
    </style:style>
    <style:style style:name="P3" style:family="paragraph" style:parent-style-name="Heading_20_1">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4pt" fo:font-style="normal" style:text-underline-style="none" fo:font-weight="bold" officeooo:rsid="004bb4bc" officeooo:paragraph-rsid="004bb4bc" style:text-blinking="false" fo:background-color="transparent"/>
    </style:style>
    <style:style style:name="P4" style:family="paragraph" style:parent-style-name="Table_20_Contents">
      <style:paragraph-properties fo:margin-top="0cm" fo:margin-bottom="0cm" style:contextual-spacing="false" fo:line-height="120%" fo:text-align="start" style:justify-single-word="false" style:writing-mode="lr-tb"/>
      <style:text-properties fo:font-variant="normal" fo:text-transform="none" fo:color="#000000" loext:opacity="100%" style:text-line-through-style="none" style:text-line-through-type="none" style:font-name="Times New Roman" fo:font-size="14pt" fo:letter-spacing="normal" fo:font-style="normal" style:text-underline-style="none" fo:font-weight="bold" officeooo:rsid="004bb4bc" officeooo:paragraph-rsid="004bb4bc" style:text-blinking="false" fo:background-color="transparent" style:font-name-asian="Noto Serif CJK SC" style:font-size-asian="14pt" style:font-weight-asian="bold" style:font-name-complex="Lohit Devanagari" style:font-size-complex="14pt" style:font-weight-complex="bold"/>
    </style:style>
    <style:style style:name="P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8pt" fo:font-style="normal" style:text-underline-style="none" fo:font-weight="bold" officeooo:paragraph-rsid="000c44f4" style:text-blinking="false" fo:background-color="transparent"/>
    </style:style>
    <style:style style:name="P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0c44f4" style:text-blinking="false" fo:background-color="transparent"/>
    </style:style>
    <style:style style:name="P7"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c44f4" style:text-blinking="false" fo:background-color="transparent"/>
    </style:style>
    <style:style style:name="P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c44f4" style:text-blinking="false" fo:background-color="transparent"/>
    </style:style>
    <style:style style:name="P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2436fa" officeooo:paragraph-rsid="000c44f4" style:text-blinking="false" fo:background-color="transparent" style:font-size-asian="10.5pt" style:font-weight-asian="normal" style:font-size-complex="12pt" style:font-weight-complex="normal"/>
    </style:style>
    <style:style style:name="P1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4bb4bc" officeooo:paragraph-rsid="004bb4bc" style:text-blinking="false" fo:background-color="transparent"/>
    </style:style>
    <style:style style:name="P11" style:family="paragraph" style:parent-style-name="Standard">
      <style:text-properties fo:font-size="10pt" officeooo:paragraph-rsid="000c44f4" style:font-size-asian="10pt" style:font-size-complex="10pt"/>
    </style:style>
    <style:style style:name="P12" style:family="paragraph" style:parent-style-name="Table_20_Contents">
      <style:paragraph-properties fo:margin-top="0cm" fo:margin-bottom="0cm" style:contextual-spacing="false" fo:line-height="120%" fo:text-align="center" style:justify-single-word="false" style:writing-mode="lr-tb"/>
      <style:text-properties officeooo:paragraph-rsid="000c44f4"/>
    </style:style>
    <style:style style:name="P13" style:family="paragraph" style:parent-style-name="Table_20_Contents">
      <style:paragraph-properties fo:margin-top="0cm" fo:margin-bottom="0cm" style:contextual-spacing="false" fo:line-height="120%" fo:text-align="start" style:justify-single-word="false" style:writing-mode="lr-tb"/>
      <style:text-properties officeooo:rsid="000c44f4" officeooo:paragraph-rsid="000c44f4"/>
    </style:style>
    <style:style style:name="P14" style:family="paragraph" style:parent-style-name="Text_20_body">
      <style:text-properties fo:font-weight="normal" officeooo:paragraph-rsid="000c44f4"/>
    </style:style>
    <style:style style:name="P15" style:family="paragraph" style:parent-style-name="Text_20_body">
      <style:text-properties fo:font-weight="normal" officeooo:rsid="000d0a4f" officeooo:paragraph-rsid="000c44f4"/>
    </style:style>
    <style:style style:name="P16" style:family="paragraph" style:parent-style-name="Text_20_body">
      <style:paragraph-properties fo:line-height="100%"/>
      <style:text-properties fo:font-size="12pt" fo:font-weight="normal" officeooo:rsid="000d0a4f" officeooo:paragraph-rsid="000d0a4f" style:font-size-asian="10.5pt" style:font-weight-asian="normal" style:font-size-complex="12pt" style:font-weight-complex="normal"/>
    </style:style>
    <style:style style:name="P17" style:family="paragraph" style:parent-style-name="Text_20_body">
      <style:paragraph-properties fo:margin-top="0cm" fo:margin-bottom="0.046cm" style:contextual-spacing="false" fo:line-height="100%"/>
      <style:text-properties fo:font-size="12pt" fo:font-weight="normal" officeooo:rsid="000d0a4f" officeooo:paragraph-rsid="000fbc60" style:font-size-asian="10.5pt" style:font-weight-asian="normal" style:font-size-complex="12pt" style:font-weight-complex="normal"/>
    </style:style>
    <style:style style:name="P18" style:family="paragraph" style:parent-style-name="Table_20_Contents">
      <style:paragraph-properties fo:text-align="center" style:justify-single-word="false"/>
      <style:text-properties officeooo:rsid="00525822" officeooo:paragraph-rsid="00525822" style:font-size-asian="16pt" style:font-size-complex="16pt"/>
    </style:style>
    <style:style style:name="P19" style:family="paragraph" style:parent-style-name="Table_20_Contents">
      <style:paragraph-properties fo:text-align="center" style:justify-single-word="false"/>
      <style:text-properties style:font-size-asian="16pt" style:font-size-complex="16pt"/>
    </style:style>
    <style:style style:name="P20" style:family="paragraph" style:parent-style-name="Table_20_Contents">
      <style:paragraph-properties fo:text-align="center" style:justify-single-word="false"/>
      <style:text-properties officeooo:rsid="0053d61e" officeooo:paragraph-rsid="0053d61e" style:font-size-asian="16pt" style:font-size-complex="16pt"/>
    </style:style>
    <style:style style:name="P21" style:family="paragraph" style:parent-style-name="Text_20_body">
      <style:paragraph-properties fo:line-height="100%"/>
      <style:text-properties fo:font-size="16pt" fo:font-weight="bold" officeooo:rsid="004f8762" officeooo:paragraph-rsid="004f8762" style:font-size-asian="16pt" style:font-weight-asian="bold" style:font-size-complex="16pt" style:font-weight-complex="bold"/>
    </style:style>
    <style:style style:name="P22" style:family="paragraph" style:parent-style-name="Text_20_body">
      <style:text-properties officeooo:paragraph-rsid="004f8762"/>
    </style:style>
    <style:style style:name="P23" style:family="paragraph" style:parent-style-name="Text_20_body">
      <style:paragraph-properties fo:text-align="center" style:justify-single-word="false"/>
      <style:text-properties officeooo:rsid="0055701e" officeooo:paragraph-rsid="0055701e"/>
    </style:style>
    <style:style style:name="P24" style:family="paragraph" style:parent-style-name="Text_20_body" style:list-style-name="L1">
      <style:paragraph-properties fo:line-height="100%"/>
      <style:text-properties fo:font-size="16pt" fo:font-weight="bold" officeooo:rsid="004bb4bc" officeooo:paragraph-rsid="004bb4bc" style:font-size-asian="16pt" style:font-weight-asian="bold" style:font-size-complex="16pt" style:font-weight-complex="bold"/>
    </style:style>
    <style:style style:name="P25" style:family="paragraph" style:parent-style-name="Text_20_body" style:list-style-name="L1">
      <style:paragraph-properties fo:line-height="100%"/>
      <style:text-properties fo:font-size="16pt" fo:font-weight="bold" officeooo:rsid="004e29f1" officeooo:paragraph-rsid="004e29f1" style:font-size-asian="16pt" style:font-weight-asian="bold" style:font-size-complex="16pt" style:font-weight-complex="bold"/>
    </style:style>
    <style:style style:name="P26" style:family="paragraph" style:parent-style-name="Text_20_body" style:list-style-name="L2">
      <style:text-properties officeooo:paragraph-rsid="0050992d"/>
    </style:style>
    <style:style style:name="P27" style:family="paragraph" style:parent-style-name="Text_20_body" style:list-style-name="L2">
      <style:text-properties officeooo:paragraph-rsid="0055701e"/>
    </style:style>
    <style:style style:name="P28" style:family="paragraph" style:parent-style-name="Text_20_body">
      <style:paragraph-properties fo:line-height="100%"/>
      <style:text-properties fo:font-size="12pt" fo:font-weight="normal" officeooo:rsid="0056b6b7" officeooo:paragraph-rsid="00593606" style:font-size-asian="10.5pt" style:font-weight-asian="normal" style:font-size-complex="12pt" style:font-weight-complex="normal"/>
    </style:style>
    <style:style style:name="T1" style:family="text">
      <style:text-properties fo:font-variant="normal" fo:text-transform="none" fo:color="#333333" loext:opacity="100%" style:font-name="Helvetica Neue" fo:font-size="2pt" fo:letter-spacing="normal" fo:font-style="normal" fo:font-weight="normal" officeooo:rsid="001d56c0" style:font-size-asian="2pt" style:font-size-complex="2pt"/>
    </style:style>
    <style:style style:name="T2" style:family="text">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bold" officeooo:rsid="002436fa"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0c44f4"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4bb4bc"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595a51" style:text-blinking="false" fo:background-color="transparent" loext:char-shading-value="0"/>
    </style:style>
    <style:style style:name="T8" style:family="text">
      <style:text-properties officeooo:rsid="004e29f1"/>
    </style:style>
    <style:style style:name="T9" style:family="text">
      <style:text-properties officeooo:rsid="004e375d"/>
    </style:style>
    <style:style style:name="T10" style:family="text">
      <style:text-properties officeooo:rsid="004f8762"/>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525822"/>
    </style:style>
    <style:style style:name="T14" style:family="text">
      <style:text-properties officeooo:rsid="0052602c"/>
    </style:style>
    <style:style style:name="T15" style:family="text">
      <style:text-properties officeooo:rsid="00589dc8"/>
    </style:style>
    <style:style style:name="T16" style:family="text">
      <style:text-properties officeooo:rsid="00593606"/>
    </style:style>
    <style:style style:name="T17" style:family="text">
      <style:text-properties officeooo:rsid="00593606" style:font-size-asian="16pt" style:font-size-complex="16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Strong_20_Emphasis"><text:span text:style-name="T1"/></text:span></text:p>
      <table:table table:name="Tabela1" table:style-name="Tabela1">
        <table:table-column table:style-name="Tabela1.A"/>
        <table:table-column table:style-name="Tabela1.B" table:number-columns-repeated="2"/>
        <table:table-row table:style-name="TableLine1398786247248">
          <table:table-cell table:style-name="Tabela1.A1" table:number-columns-spanned="3" office:value-type="string">
            <text:p text:style-name="P5">Politechnika Świętokrzyska w Kielcach</text:p>
            <text:p text:style-name="P6">Wydział Elektroniki, Automatyki i Informatyki<text:line-break/>Katedra Informatyki, Elektroniki i Elektrotechniki</text:p>
          </table:table-cell>
          <table:covered-table-cell/>
          <table:covered-table-cell/>
        </table:table-row>
        <table:table-row table:style-name="TableLine1398786248064">
          <table:table-cell table:style-name="Tabela1.A1" office:value-type="string">
            <text:p text:style-name="P8">Kierunek</text:p>
            <text:p text:style-name="P1">Informatyka</text:p>
          </table:table-cell>
          <table:table-cell table:style-name="Tabela1.B2" office:value-type="string">
            <text:p text:style-name="P9">Specjalizacja</text:p>
            <text:p text:style-name="P2">Systemy Informacyjne</text:p>
          </table:table-cell>
          <table:table-cell table:style-name="Tabela1.A1" office:value-type="string">
            <text:p text:style-name="P10">Projekt</text:p>
            <text:h text:style-name="P3" text:outline-level="1">Technologie Obiektowe</text:h>
          </table:table-cell>
        </table:table-row>
        <table:table-row table:style-name="TableLine1398786231744">
          <table:table-cell table:style-name="Tabela1.A1" office:value-type="string">
            <text:p text:style-name="P8">Grupa dziekańska</text:p>
            <text:p text:style-name="P13"><text:span text:style-name="T3">1</text:span><text:span text:style-name="T2">ID21B</text:span></text:p>
          </table:table-cell>
          <table:table-cell table:style-name="Tabela1.A1" office:value-type="string">
            <text:p text:style-name="P10">Temat projektu</text:p>
            <text:p text:style-name="P4">Modelowanie Bazy Danych</text:p>
          </table:table-cell>
          <table:table-cell table:style-name="Tabela1.A1" office:value-type="string">
            <text:p text:style-name="P8">Wykonali:</text:p>
            <text:p text:style-name="P1">Przemysław Cedro</text:p>
          </table:table-cell>
        </table:table-row>
        <table:table-row table:style-name="Tabela1.4">
          <table:table-cell table:style-name="Tabela1.A1" table:number-columns-spanned="2" office:value-type="string">
            <text:p text:style-name="P7">Data wykonania</text:p>
            <text:p text:style-name="P12"><text:span text:style-name="T6">3</text:span><text:span text:style-name="T7">1</text:span><text:span text:style-name="T4">.</text:span><text:span text:style-name="T5">03</text:span><text:span text:style-name="T4">.202</text:span><text:span text:style-name="T5">5</text:span></text:p>
          </table:table-cell>
          <table:covered-table-cell/>
          <table:table-cell table:style-name="Tabela1.A1" office:value-type="string">
            <text:p text:style-name="P8">Ocena i opis</text:p>
            <text:p text:style-name="P8"/>
            <text:p text:style-name="P8"/>
          </table:table-cell>
        </table:table-row>
      </table:table>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5"/>
      <text:p text:style-name="P15"/>
      <text:list xml:id="list3681725176" text:style-name="L1">
        <text:list-item>
          <text:p text:style-name="P24"><text:soft-page-break/>Wstęp teor<text:span text:style-name="T8">etyczny</text:span></text:p>
        </text:list-item>
      </text:list>
      <text:p text:style-name="P17">Narzędzia do <text:span text:style-name="T9">modelowania</text:span> baz danych to oprogramowanie, które umożliwia wizualne projektowanie struktury baz danych, zamiast ręcznego pisania skryptów SQL. Pozwalają one na intuicyjne definiowanie tabel, relacji, kluczy oraz innych elementów schematu bazy, co ułatwia zarządzanie danymi i zwiększa przejrzystość projektu. Wiele z tych narzędzi oferuje funkcje automatycznego generowania kodu SQL, synchronizacji z istniejącymi bazami danych oraz ich bezpośredniego tworzenia i modyfikowania. Dzięki temu są one szczególnie przydatne dla programistów, administratorów baz danych oraz zespołów projektowych, które wspólnie pracują nad złożonymi systemami. </text:p>
      <text:p text:style-name="P16"/>
      <text:list xml:id="list115544716123855" text:continue-numbering="true" text:style-name="L1">
        <text:list-item>
          <text:p text:style-name="P25">Przykłady rozwiązań na rynku</text:p>
        </text:list-item>
      </text:list>
      <text:p text:style-name="P22"><text:span text:style-name="T10">Na rynku istnieje wiele implementacji narzędzi do modelowania baz danych. </text:span><text:span text:style-name="T13">Kilka</text:span><text:span text:style-name="T10"> z popularnych </text:span><text:span text:style-name="T13">przykładów </text:span><text:span text:style-name="T10">to:</text:span></text:p>
      <text:list xml:id="list3866656071" text:style-name="L2">
        <text:list-item>
          <text:p text:style-name="P26"><text:span text:style-name="T11">MySQL Workbench </text:span><text:span text:style-name="T12">- oficjalne narzędzie firmy Oracle do modelowania baz danych MySQL. Umożliwia graficzne tworzenie schematów, generowanie skryptów SQL, a także synchronizację z rzeczywistą bazą. Oferuje także funkcje administracyjne, takie jak zarządzanie użytkownikami, analizę wydajności i migrację danych. Choć jest bardzo przyjazne dla użytkowników MySQL, jego obsługa innych systemów baz danych jest mocno ograniczona. </text:span></text:p>
        </text:list-item>
        <text:list-item>
          <text:p text:style-name="P26"><text:span text:style-name="T11">DbVisualizer </text:span><text:span text:style-name="T12">- wszechstronne narzędzie obsługujące wiele systemów baz danych, w tym PostgreSQL, Oracle, MySQL, SQLite i MSSQL. Pozwala na graficzne projektowanie schematów, pisanie zapytań SQL i analizowanie danych. Dzięki obsłudze różnych sterowników JDBC, umożliwia jednoczesne zarządzanie wieloma bazami. Darmowa wersja oferuje podstawowe funkcje, ale bardziej zaawansowane opcje, takie jak edycja relacji i porównywanie schematów, dostępne są tylko w wersji płatnej. </text:span></text:p>
        </text:list-item>
        <text:list-item>
          <text:p text:style-name="P26"><text:span text:style-name="T11">Oracle SQL Developer Data Modeler </text:span><text:span text:style-name="T12">- zaawansowane narzędzie do modelowania baz danych, stworzone przez Oracle i szczególnie dobrze zintegrowane z jego produktami. Oferuje szerokie możliwości modelowania danych, w tym tworzenie diagramów ER, odwzorowania logicznych i fizycznych struktur oraz generowanie skryptów SQL. Może również analizować istniejące bazy i generować ich wizualne reprezentacje. Mimo że obsługuje różne systemy baz danych, jego pełny potencjał wykorzystywany jest głównie w środowiskach Oracle. </text:span></text:p>
        </text:list-item>
        <text:list-item>
          <text:p text:style-name="P26"><text:span text:style-name="T11">Vertabelo </text:span><text:span text:style-name="T12">- internetowe narzędzie do modelowania baz danych, które działa w przeglądarce i nie wymaga instalacji. Umożliwia tworzenie schematów baz danych, generowanie skryptów SQL oraz synchronizację z bazą. Jego dużą zaletą jest możliwość współpracy zespołowej, co ułatwia pracę w dużych projektach. Darmowa wersja ma jednak ograniczenia dotyczące liczby modeli i dostępnych funkcji. </text:span></text:p>
        </text:list-item>
        <text:list-item>
          <text:p text:style-name="P27"><text:span text:style-name="T11">SqlDBM </text:span><text:span text:style-name="T12">- nowoczesne, webowe narzędzie do modelowania baz danych, obsługujące SQL Server, MySQL, PostgreSQL, Snowflake i Amazon Redshift. Umożliwia wizualne projektowanie schematów, generowanie skryptów SQL oraz eksport diagramów. Wyróżnia się intuicyjnym interfejsem oraz funkcją automatycznego układu diagramu, co ułatwia pracę. Darmowa wersja pozwala jednak na pracę tylko z jednym projektem, co może być ograniczeniem dla bardziej zaawansowanych użytkowników. </text:span></text:p>
        </text:list-item>
      </text:list>
      <table:table table:name="Tabela2" table:style-name="Tabela2">
        <table:table-column table:style-name="Tabela2.A"/>
        <table:table-column table:style-name="Tabela2.B"/>
        <table:table-column table:style-name="Tabela2.C"/>
        <table:table-column table:style-name="Tabela2.A"/>
        <table:table-column table:style-name="Tabela2.E"/>
        <table:table-column table:style-name="Tabela2.F"/>
        <text:soft-page-break/>
        <table:table-row table:style-name="Tabela2.1">
          <table:table-cell table:style-name="Tabela2.A1" table:number-rows-spanned="2" office:value-type="string">
            <text:p text:style-name="P18">C<text:span text:style-name="T14">e</text:span>chy</text:p>
          </table:table-cell>
          <table:table-cell table:style-name="Tabela2.A1" table:number-columns-spanned="5" office:value-type="string">
            <text:p text:style-name="P18">Narzędzia</text:p>
          </table:table-cell>
          <table:covered-table-cell/>
          <table:covered-table-cell/>
          <table:covered-table-cell/>
          <table:covered-table-cell/>
        </table:table-row>
        <table:table-row table:style-name="TableLine1398786232832">
          <table:covered-table-cell table:style-name="Tabela2.A1"/>
          <table:table-cell table:style-name="Tabela2.A1" office:value-type="string">
            <text:p text:style-name="P19">MySQL Workbench </text:p>
          </table:table-cell>
          <table:table-cell table:style-name="Tabela2.A1" office:value-type="string">
            <text:p text:style-name="P19">DbVisualizer </text:p>
          </table:table-cell>
          <table:table-cell table:style-name="Tabela2.A1" office:value-type="string">
            <text:p text:style-name="P19">Oracle SQL Developer Data Modeler </text:p>
          </table:table-cell>
          <table:table-cell table:style-name="Tabela2.A1" office:value-type="string">
            <text:p text:style-name="P19">Vertabelo </text:p>
          </table:table-cell>
          <table:table-cell table:style-name="Tabela2.A1" office:value-type="string">
            <text:p text:style-name="P19">SqlDBM </text:p>
          </table:table-cell>
        </table:table-row>
        <table:table-row table:style-name="Tabela2.3">
          <table:table-cell table:style-name="Tabela2.A1" office:value-type="string">
            <text:p text:style-name="P18">Dostępność</text:p>
          </table:table-cell>
          <table:table-cell table:style-name="Tabela2.A1" office:value-type="string">
            <text:p text:style-name="P19">Desktop (Windows, Mac, Linux) </text:p>
          </table:table-cell>
          <table:table-cell table:style-name="Tabela2.A1" office:value-type="string">
            <text:p text:style-name="P19">Desktop (Windows, Mac, Linux) </text:p>
          </table:table-cell>
          <table:table-cell table:style-name="Tabela2.A1" office:value-type="string">
            <text:p text:style-name="P19">Desktop (Windows, Mac, Linux) </text:p>
          </table:table-cell>
          <table:table-cell table:style-name="Tabela2.A1" office:value-type="string">
            <text:p text:style-name="P20">Wyszukiwarka</text:p>
          </table:table-cell>
          <table:table-cell table:style-name="Tabela2.A1" office:value-type="string">
            <text:p text:style-name="P20">Wyszukiwarka</text:p>
          </table:table-cell>
        </table:table-row>
        <table:table-row table:style-name="Tabela2.3">
          <table:table-cell table:style-name="Tabela2.A1" office:value-type="string">
            <text:p text:style-name="P18">Obsługiwane bazy</text:p>
          </table:table-cell>
          <table:table-cell table:style-name="Tabela2.A1" office:value-type="string">
            <text:p text:style-name="P19">MySQL </text:p>
          </table:table-cell>
          <table:table-cell table:style-name="Tabela2.A1" office:value-type="string">
            <text:p text:style-name="P19">Wiele (MySQL, PostgreSQL, Oracle, MSSQL, itd.) </text:p>
          </table:table-cell>
          <table:table-cell table:style-name="Tabela2.A1" office:value-type="string">
            <text:p text:style-name="P19">Głównie Oracle, ale obsługuje także inne</text:p>
          </table:table-cell>
          <table:table-cell table:style-name="Tabela2.A1" office:value-type="string">
            <text:p text:style-name="P19">MySQL, PostgreSQL, SQL Server, SQLite</text:p>
          </table:table-cell>
          <table:table-cell table:style-name="Tabela2.A1" office:value-type="string">
            <text:p text:style-name="P19">MySQL, PostgreSQL, SQL Server, Snowflake, Redshift</text:p>
          </table:table-cell>
        </table:table-row>
        <table:table-row table:style-name="TableLine1398786238816">
          <table:table-cell table:style-name="Tabela2.A1" office:value-type="string">
            <text:p text:style-name="P18">Synchronizacja z bazą </text:p>
          </table:table-cell>
          <table:table-cell table:style-name="Tabela2.A1" office:value-type="string">
            <text:p text:style-name="P20">Tak</text:p>
          </table:table-cell>
          <table:table-cell table:style-name="Tabela2.A1" office:value-type="string">
            <text:p text:style-name="P20">Tak</text:p>
          </table:table-cell>
          <table:table-cell table:style-name="Tabela2.A1" office:value-type="string">
            <text:p text:style-name="P20">Tak</text:p>
          </table:table-cell>
          <table:table-cell table:style-name="Tabela2.A1" office:value-type="string">
            <text:p text:style-name="P20">Tak (w wersji płatnej)</text:p>
          </table:table-cell>
          <table:table-cell table:style-name="Tabela2.A1" office:value-type="string">
            <text:p text:style-name="P20">Tak (w wersji płatnej)</text:p>
          </table:table-cell>
        </table:table-row>
        <table:table-row table:style-name="TableLine1398786237728">
          <table:table-cell table:style-name="Tabela2.A1" office:value-type="string">
            <text:p text:style-name="P18">Tryb offline </text:p>
          </table:table-cell>
          <table:table-cell table:style-name="Tabela2.A1" office:value-type="string">
            <text:p text:style-name="P20">Tak</text:p>
          </table:table-cell>
          <table:table-cell table:style-name="Tabela2.A1" office:value-type="string">
            <text:p text:style-name="P20">Tak</text:p>
          </table:table-cell>
          <table:table-cell table:style-name="Tabela2.A1" office:value-type="string">
            <text:p text:style-name="P20">Tak</text:p>
          </table:table-cell>
          <table:table-cell table:style-name="Tabela2.A1" office:value-type="string">
            <text:p text:style-name="P20">Nie</text:p>
          </table:table-cell>
          <table:table-cell table:style-name="Tabela2.A1" office:value-type="string">
            <text:p text:style-name="P20">Nie</text:p>
          </table:table-cell>
        </table:table-row>
        <table:table-row table:style-name="TableLine1398786239088">
          <table:table-cell table:style-name="Tabela2.A1" office:value-type="string">
            <text:p text:style-name="P18">Obsługa wersjonowania </text:p>
          </table:table-cell>
          <table:table-cell table:style-name="Tabela2.A1" office:value-type="string">
            <text:p text:style-name="P20">Nie</text:p>
          </table:table-cell>
          <table:table-cell table:style-name="Tabela2.A1" office:value-type="string">
            <text:p text:style-name="P20">Nie</text:p>
          </table:table-cell>
          <table:table-cell table:style-name="Tabela2.A1" office:value-type="string">
            <text:p text:style-name="P20">Nie</text:p>
          </table:table-cell>
          <table:table-cell table:style-name="Tabela2.A1" office:value-type="string">
            <text:p text:style-name="P20">Tak</text:p>
          </table:table-cell>
          <table:table-cell table:style-name="Tabela2.A1" office:value-type="string">
            <text:p text:style-name="P20">Tak</text:p>
          </table:table-cell>
        </table:table-row>
        <table:table-row table:style-name="TableLine1398786242352">
          <table:table-cell table:style-name="Tabela2.A1" office:value-type="string">
            <text:p text:style-name="P18">Cena</text:p>
          </table:table-cell>
          <table:table-cell table:style-name="Tabela2.A1" office:value-type="string">
            <text:p text:style-name="P20">Darmowe</text:p>
          </table:table-cell>
          <table:table-cell table:style-name="Tabela2.A1" office:value-type="string">
            <text:p text:style-name="P20">Darmowe + płatna wersja rozszerzona</text:p>
          </table:table-cell>
          <table:table-cell table:style-name="Tabela2.A1" office:value-type="string">
            <text:p text:style-name="P20">Darmowe</text:p>
          </table:table-cell>
          <table:table-cell table:style-name="Tabela2.A1" office:value-type="string">
            <text:p text:style-name="P20">Darmowe + płatna wersja rozszerzona</text:p>
          </table:table-cell>
          <table:table-cell table:style-name="Tabela2.A1" office:value-type="string">
            <text:p text:style-name="P20">Darmowe + płatna wersja rozszerzona</text:p>
          </table:table-cell>
        </table:table-row>
      </table:table>
      <text:p text:style-name="P23"><text:line-break/>Tabela 1: Porównanie cech wybranych przykładów narzędzi</text:p>
      <text:p text:style-name="P21"/>
      <text:list xml:id="list115543803690782" text:continue-list="list115544716123855" text:style-name="L1">
        <text:list-item>
          <text:p text:style-name="P25">Wnioski</text:p>
        </text:list-item>
      </text:list>
      <text:p text:style-name="P28">Istnieje wiele przykładów istniejących narzędzi do modelowania baz danych w sposób graficzny. Najbardziej <text:span text:style-name="T15">znaczące między nimi różnice to stopień wsparcia dla różnych baz danych i ich dostępność pod względem dostępu na danej platformie i ceny. Cechy te decydują jaką bazę danych jesteśmy w stanie użyć w projekcie i w jakich środowiskach musimy pracować jeśli zdecydujemy się na używanie narzędzia do modelowania. <text:line-break/>Biorąc pod uwagę zestawienie w Tabeli 1. najwięcej cech wspólnych z wymaganiami projektowymi </text:span><text:span text:style-name="T16">ma narzędzie </text:span><text:span text:style-name="T17">DbVisualizer, dlatego że wspiera on wiele baz danych, może pracować bez połączenia z internetem i pozwala na synchronizację danych bez potrzeby kupna płatnej wersji narzędzi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adornments="Kursywa" style:font-family-generic="roman" style:font-pitch="variable"/>
    <style:font-face style:name="Ubuntu Mono" svg:font-family="'Ubuntu Mono'" style:font-adornments="Regularna"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master-page-name="">
      <style:paragraph-properties style:page-number="auto" fo:padding="0.049cm" fo:border="none" text:number-lines="false" text:line-number="0"/>
      <style:text-properties style:font-name="Ubuntu Mono" fo:font-family="'Ubuntu Mono'" style:font-style-name="Regularna" style:font-pitch="fixed" fo:font-size="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Times New Roman1" fo:font-family="'Times New Roman'" style:font-style-name="Kursywa" style:font-family-generic="roman" style:font-pitch="variable" fo:font-size="14pt" fo:font-style="normal"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6T08:33:06.473000000</meta:creation-date>
    <dc:date>2025-03-31T11:55:42.352000000</dc:date>
    <meta:editing-duration>PT6H6M24S</meta:editing-duration>
    <meta:editing-cycles>48</meta:editing-cycles>
    <meta:generator>LibreOffice/7.2.4.1$Windows_X86_64 LibreOffice_project/27d75539669ac387bb498e35313b970b7fe9c4f9</meta:generator>
    <meta:document-statistic meta:table-count="2" meta:image-count="0" meta:object-count="0" meta:page-count="3" meta:paragraph-count="73" meta:word-count="648" meta:character-count="4843" meta:non-whitespace-character-count="4253"/>
  </office:meta>
</office:document-meta>
</file>